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37.71pt"/>
    </style:style>
    <style:style style:name="co2" style:family="table-column">
      <style:table-column-properties fo:break-before="auto" style:column-width="63.69pt"/>
    </style:style>
    <style:style style:name="co3" style:family="table-column">
      <style:table-column-properties fo:break-before="auto" style:column-width="57.06pt"/>
    </style:style>
    <style:style style:name="co4" style:family="table-column">
      <style:table-column-properties fo:break-before="auto" style:column-width="56.21pt"/>
    </style:style>
    <style:style style:name="co5" style:family="table-column">
      <style:table-column-properties fo:break-before="auto" style:column-width="59.19pt"/>
    </style:style>
    <style:style style:name="co6" style:family="table-column">
      <style:table-column-properties fo:break-before="auto" style:column-width="62.84pt"/>
    </style:style>
    <style:style style:name="co7" style:family="table-column">
      <style:table-column-properties fo:break-before="auto" style:column-width="62.16pt"/>
    </style:style>
    <style:style style:name="co8" style:family="table-column">
      <style:table-column-properties fo:break-before="auto" style:column-width="57.74pt"/>
    </style:style>
    <style:style style:name="co9" style:family="table-column">
      <style:table-column-properties fo:break-before="auto" style:column-width="74.7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Tareas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3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 style:data-style-name="N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 style:data-style-name="N3">
      <style:table-cell-properties fo:background-color="#dddddd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 style:data-style-name="N2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 style:data-style-name="N2">
      <style:table-cell-properties fo:background-color="#cfe7f5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fo:border-bottom="0.06pt solid #000000" fo:background-color="#dddddd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2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4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rea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4" table:default-cell-style-name="Default"/>
        <table:table-column table:style-name="co8" table:default-cell-style-name="Default"/>
        <table:table-column table:style-name="co3" table:number-columns-repeated="12" table:default-cell-style-name="Default"/>
        <table:table-column table:style-name="co9" table:number-columns-repeated="999" table:default-cell-style-name="Default"/>
        <table:table-row table:style-name="ro1">
          <table:table-cell table:style-name="ce1" office:value-type="string" calcext:value-type="string">
            <text:p>Test File Optimizations</text:p>
          </table:table-cell>
          <table:table-cell table:style-name="ce4" office:value-type="string" calcext:value-type="string">
            <text:p>CPU C=</text:p>
          </table:table-cell>
          <table:table-cell table:style-name="ce7" office:value-type="float" office:value="8" calcext:value-type="float">
            <office:annotation draw:style-name="gr2" draw:text-style-name="P3" svg:width="227.79pt" svg:height="32.51pt" svg:x="269.69pt" svg:y="18.99pt" draw:caption-point-x="-11.54pt" draw:caption-point-y="-18.71pt">
              <dc:date>2021-11-24T00:00:00</dc:date>
              <text:p text:style-name="P2">Number of available CPUs in the test machine</text:p>
            </office:annotation>
            <text:p>8</text:p>
          </table:table-cell>
          <table:table-cell table:style-name="ce11" office:value-type="string" calcext:value-type="string" table:number-columns-spanned="4" table:number-rows-spanned="1">
            <text:p>optimizations</text:p>
          </table:table-cell>
          <table:covered-table-cell table:number-columns-repeated="2" table:style-name="ce12"/>
          <table:covered-table-cell table:style-name="ce13"/>
          <table:table-cell table:style-name="ce15" office:value-type="string" calcext:value-type="string" table:number-columns-spanned="6" table:number-rows-spanned="1">
            <text:p>concurrency level</text:p>
          </table:table-cell>
          <table:covered-table-cell table:number-columns-repeated="5" table:style-name="ce16"/>
          <table:table-cell table:style-name="ce3" table:number-columns-repeated="12"/>
          <table:table-cell table:number-columns-repeated="999"/>
        </table:table-row>
        <table:table-row table:style-name="ro1">
          <table:table-cell table:style-name="ce2" office:value-type="string" calcext:value-type="string">
            <office:annotation draw:style-name="gr2" draw:text-style-name="P3" svg:width="233.15pt" svg:height="32.51pt" svg:x="148.93pt" svg:y="33.99pt" draw:caption-point-x="-11.54pt" draw:caption-point-y="-18.71pt">
              <dc:date>2021-11-24T00:00:00</dc:date>
              <text:p text:style-name="P2">Type the test case used to measure the performance</text:p>
            </office:annotation>
            <text:p>input017.txt</text:p>
          </table:table-cell>
          <table:table-cell table:style-name="ce1" office:value-type="string" calcext:value-type="string">
            <text:p>Level:</text:p>
          </table:table-cell>
          <table:table-cell table:style-name="ce8" office:value-type="string" calcext:value-type="string">
            <office:annotation draw:style-name="gr2" draw:text-style-name="P3" svg:width="227.79pt" svg:height="25.48pt" svg:x="269.69pt" svg:y="37.5pt" draw:caption-point-x="-11.54pt" draw:caption-point-y="-22.22pt">
              <dc:date>2021-11-24T00:00:00</dc:date>
              <text:p text:style-name="P2">Serial</text:p>
            </office:annotation>
            <text:p>S</text:p>
          </table:table-cell>
          <table:table-cell table:style-name="ce8" office:value-type="string" calcext:value-type="string">
            <office:annotation draw:style-name="gr2" draw:text-style-name="P3" svg:width="234.45pt" svg:height="25.48pt" svg:x="325.9pt" svg:y="37.5pt" draw:caption-point-x="-11.54pt" draw:caption-point-y="-22.22pt">
              <dc:date>2021-11-24T00:00:00</dc:date>
              <text:p text:style-name="P2">Serial version</text:p>
            </office:annotation>
            <text:p>tarea01</text:p>
          </table:table-cell>
          <table:table-cell table:style-name="ce8" office:value-type="string" calcext:value-type="string">
            <office:annotation draw:style-name="gr2" draw:text-style-name="P3" svg:width="241.11pt" svg:height="25.48pt" svg:x="382.08pt" svg:y="37.5pt" draw:caption-point-x="-11.54pt" draw:caption-point-y="-22.22pt">
              <dc:date>2021-11-24T00:00:00</dc:date>
              <text:p text:style-name="P2">Concurrent version (Pthread)</text:p>
            </office:annotation>
            <text:p>tarea02</text:p>
          </table:table-cell>
          <table:table-cell table:style-name="ce8" office:value-type="string" calcext:value-type="string">
            <office:annotation draw:style-name="gr2" draw:text-style-name="P3" svg:width="247.04pt" svg:height="32.51pt" svg:x="438.29pt" svg:y="33.99pt" draw:caption-point-x="-11.54pt" draw:caption-point-y="-18.71pt">
              <dc:date>2021-11-24T00:00:00</dc:date>
              <text:p text:style-name="P2">Dynamic mapping of numbers (leave empty if you skipped this version)</text:p>
            </office:annotation>
            <text:p>optim01</text:p>
          </table:table-cell>
          <table:table-cell table:style-name="ce8" office:value-type="string" calcext:value-type="string">
            <office:annotation draw:style-name="gr2" draw:text-style-name="P3" svg:width="247.07pt" svg:height="25.48pt" svg:x="497.48pt" svg:y="37.5pt" draw:caption-point-x="-11.54pt" draw:caption-point-y="-22.22pt">
              <dc:date>2021-11-24T00:00:00</dc:date>
              <text:p text:style-name="P2">Free proposal</text:p>
            </office:annotation>
            <text:p>optim02</text:p>
          </table:table-cell>
          <table:table-cell table:style-name="ce8" table:formula="of:=1" office:value-type="float" office:value="1" calcext:value-type="float">
            <office:annotation draw:style-name="gr2" draw:text-style-name="P3" svg:width="240.38pt" svg:height="25.48pt" svg:x="560.35pt" svg:y="37.5pt" draw:caption-point-x="-11.54pt" draw:caption-point-y="-22.22pt">
              <dc:date>2021-11-24T00:00:00</dc:date>
              <text:p text:style-name="P2">Un solo hilo</text:p>
            </office:annotation>
            <text:p>1</text:p>
          </table:table-cell>
          <table:table-cell table:style-name="ce8" office:value-type="string" calcext:value-type="string">
            <office:annotation draw:style-name="gr3" draw:text-style-name="P3" svg:width="235.3pt" svg:height="59.33pt" svg:x="623.2pt" svg:y="28.09pt" draw:caption-point-x="-11.54pt" draw:caption-point-y="-12.81pt">
              <dc:date>2021-11-24T00:00:00</dc:date>
              <text:p text:style-name="P2">Tantos hilos como la mitad de CPUs hay en la computadora que ejecuta el programa</text:p>
              <text:p text:style-name="P2"/>
            </office:annotation>
            <text:p>.5C</text:p>
          </table:table-cell>
          <table:table-cell table:style-name="ce8" office:value-type="string" calcext:value-type="string">
            <office:annotation draw:style-name="gr3" draw:text-style-name="P3" svg:width="230.2pt" svg:height="45.92pt" svg:x="685.33pt" svg:y="34.78pt" draw:caption-point-x="-11.54pt" draw:caption-point-y="-19.5pt">
              <dc:date>2021-11-24T00:00:00</dc:date>
              <text:p text:style-name="P2">Tantos hilos como CPUs hay en la computadora que ejecuta el programa </text:p>
              <text:p text:style-name="P2"/>
            </office:annotation>
            <text:p>1C</text:p>
          </table:table-cell>
          <table:table-cell table:style-name="ce8" office:value-type="string" calcext:value-type="string">
            <office:annotation draw:style-name="gr3" draw:text-style-name="P3" svg:width="228.05pt" svg:height="45.92pt" svg:x="744.55pt" svg:y="34.78pt" draw:caption-point-x="-11.54pt" draw:caption-point-y="-19.5pt">
              <dc:date>2021-11-24T00:00:00</dc:date>
              <text:p text:style-name="P2">Dos hilos por cada CPU que hay en la computadora que ejecuta el programa </text:p>
              <text:p text:style-name="P2"/>
            </office:annotation>
            <text:p>2C</text:p>
          </table:table-cell>
          <table:table-cell table:style-name="ce8" office:value-type="string" calcext:value-type="string">
            <office:annotation draw:style-name="gr3" draw:text-style-name="P3" svg:width="228.9pt" svg:height="45.92pt" svg:x="800.73pt" svg:y="34.78pt" draw:caption-point-x="-11.54pt" draw:caption-point-y="-19.5pt">
              <dc:date>2021-11-24T00:00:00</dc:date>
              <text:p text:style-name="P2">Cuatro hilos por cada CPU que hay en la computadora que ejecuta el programa</text:p>
              <text:p text:style-name="P2"/>
            </office:annotation>
            <text:p>4C</text:p>
          </table:table-cell>
          <table:table-cell table:style-name="ce8" office:value-type="string" calcext:value-type="string">
            <office:annotation draw:style-name="gr3" draw:text-style-name="P3" svg:width="228.19pt" svg:height="45.92pt" svg:x="858.5pt" svg:y="34.78pt" draw:caption-point-x="-11.54pt" draw:caption-point-y="-19.5pt">
              <dc:date>2021-11-24T00:00:00</dc:date>
              <text:p text:style-name="P2">Tantos hilos como números recibe el programa en la entrada estándar</text:p>
              <text:p text:style-name="P2"/>
            </office:annotation>
            <text:p>D</text:p>
          </table:table-cell>
          <table:table-cell table:style-name="ce3" table:number-columns-repeated="12"/>
          <table:table-cell table:number-columns-repeated="999"/>
        </table:table-row>
        <table:table-row table:style-name="ro1">
          <table:table-cell table:style-name="ce1" office:value-type="string" calcext:value-type="string">
            <text:p>Test File Concurrency</text:p>
          </table:table-cell>
          <table:table-cell table:style-name="ce1" office:value-type="string" calcext:value-type="string">
            <text:p>Threads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table:formula="of:=[.$C$1]" office:value-type="float" office:value="8" calcext:value-type="float">
            <text:p>8</text:p>
          </table:table-cell>
          <table:table-cell table:style-name="ce8" table:formula="of:=[.$C$1]" office:value-type="float" office:value="8" calcext:value-type="float">
            <text:p>8</text:p>
          </table:table-cell>
          <table:table-cell table:style-name="ce8" table:formula="of:=[.$C$1]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0.5*[.$C$1]" office:value-type="float" office:value="4" calcext:value-type="float">
            <text:p>4</text:p>
          </table:table-cell>
          <table:table-cell table:style-name="ce8" table:formula="of:=1*[.$C$1]" office:value-type="float" office:value="8" calcext:value-type="float">
            <text:p>8</text:p>
          </table:table-cell>
          <table:table-cell table:style-name="ce8" table:formula="of:=2*[.$C$1]" office:value-type="float" office:value="16" calcext:value-type="float">
            <text:p>16</text:p>
          </table:table-cell>
          <table:table-cell table:style-name="ce8" table:formula="of:=4*[.$C$1]" office:value-type="float" office:value="32" calcext:value-type="float">
            <text:p>32</text:p>
          </table:table-cell>
          <table:table-cell table:style-name="ce8" office:value-type="float" office:value="1000" calcext:value-type="float">
            <text:p>1000</text:p>
          </table:table-cell>
          <table:table-cell table:style-name="ce3" table:number-columns-repeated="12"/>
          <table:table-cell table:number-columns-repeated="999"/>
        </table:table-row>
        <table:table-row table:style-name="ro1">
          <table:table-cell table:style-name="ce2" office:value-type="string" calcext:value-type="string">
            <office:annotation draw:style-name="gr4" draw:text-style-name="P3" svg:width="233.15pt" svg:height="32.51pt" svg:x="148.93pt" svg:y="64.01pt" draw:caption-point-x="-11.54pt" draw:caption-point-y="-18.74pt">
              <dc:date>2021-11-24T00:00:00</dc:date>
              <text:p text:style-name="P2">Type the test case used to measure the performance</text:p>
            </office:annotation>
            <text:p>input021.txt</text:p>
          </table:table-cell>
          <table:table-cell table:style-name="ce5" office:value-type="string" calcext:value-type="string">
            <text:p>Duration</text:p>
          </table:table-cell>
          <table:table-cell table:style-name="ce9" office:value-type="float" office:value="747.91" calcext:value-type="float">
            <office:annotation draw:style-name="gr4" draw:text-style-name="P3" svg:width="227.79pt" svg:height="45.92pt" svg:x="269.69pt" svg:y="57.29pt" draw:caption-point-x="-11.54pt" draw:caption-point-y="-12.02pt">
              <dc:date>2021-11-24T00:00:00</dc:date>
              <text:p text:style-name="P2">Duration in seconds running with no thread support (main thread calculates everything)</text:p>
            </office:annotation>
            <text:p>747.91</text:p>
          </table:table-cell>
          <table:table-cell table:style-name="ce9" office:value-type="float" office:value="747.91" calcext:value-type="float">
            <office:annotation draw:style-name="gr4" draw:text-style-name="P3" svg:width="234.45pt" svg:height="45.92pt" svg:x="325.9pt" svg:y="57.29pt" draw:caption-point-x="-11.54pt" draw:caption-point-y="-12.02pt">
              <dc:date>2021-11-24T00:00:00</dc:date>
              <text:p text:style-name="P2">Duration in seconds running with no thread support (main thread calculates everything)</text:p>
            </office:annotation>
            <text:p>747.91</text:p>
          </table:table-cell>
          <table:table-cell table:style-name="ce9" office:value-type="float" office:value="604.85" calcext:value-type="float">
            <text:p>604.85</text:p>
          </table:table-cell>
          <table:table-cell table:style-name="ce9" office:value-type="float" office:value="575.97" calcext:value-type="float">
            <text:p>575.97</text:p>
          </table:table-cell>
          <table:table-cell table:style-name="ce14" office:value-type="float" office:value="0.006" calcext:value-type="float">
            <text:p>0.0060</text:p>
          </table:table-cell>
          <table:table-cell table:style-name="ce9" office:value-type="float" office:value="1238.291" calcext:value-type="float">
            <office:annotation draw:style-name="gr4" draw:text-style-name="P3" svg:width="240.38pt" svg:height="32.51pt" svg:x="560.35pt" svg:y="64.01pt" draw:caption-point-x="-11.54pt" draw:caption-point-y="-18.74pt">
              <dc:date>2021-11-24T00:00:00</dc:date>
              <text:p text:style-name="P2">Duration in seconds running with no thread support (main thread calculates everything)</text:p>
            </office:annotation>
            <text:p>1238.29</text:p>
          </table:table-cell>
          <table:table-cell table:style-name="ce9" office:value-type="float" office:value="684.992" calcext:value-type="float">
            <text:p>684.99</text:p>
          </table:table-cell>
          <table:table-cell table:style-name="ce9" office:value-type="float" office:value="516.607" calcext:value-type="float">
            <text:p>516.61</text:p>
          </table:table-cell>
          <table:table-cell table:style-name="ce17" office:value-type="float" office:value="424.109" calcext:value-type="float">
            <text:p>424.11</text:p>
          </table:table-cell>
          <table:table-cell table:style-name="ce17" office:value-type="float" office:value="360.795" calcext:value-type="float">
            <text:p>360.80</text:p>
          </table:table-cell>
          <table:table-cell table:style-name="ce17" office:value-type="float" office:value="162.703" calcext:value-type="float">
            <text:p>162.70</text:p>
          </table:table-cell>
          <table:table-cell table:style-name="ce3" table:number-columns-repeated="12"/>
          <table:table-cell table:number-columns-repeated="999"/>
        </table:table-row>
        <table:table-row table:style-name="ro1">
          <table:table-cell table:style-name="ce1" office:value-type="string" calcext:value-type="string">
            <text:p>Input Size:</text:p>
          </table:table-cell>
          <table:table-cell table:style-name="ce6" office:value-type="string" calcext:value-type="string">
            <text:p>Speedup</text:p>
          </table:table-cell>
          <table:table-cell table:style-name="ce10" office:value-type="float" office:value="1" calcext:value-type="float">
            <office:annotation draw:style-name="gr4" draw:text-style-name="P3" svg:width="227.79pt" svg:height="32.51pt" svg:x="269.69pt" svg:y="79pt" draw:caption-point-x="-11.54pt" draw:caption-point-y="-18.74pt">
              <dc:date>2021-11-24T00:00:00</dc:date>
              <text:p text:style-name="P2">Type formula here to calculate the speedup relative to the serial version</text:p>
            </office:annotation>
            <text:p>1.00</text:p>
          </table:table-cell>
          <table:table-cell table:style-name="ce10" office:value-type="float" office:value="1" calcext:value-type="float">
            <text:p>1.00</text:p>
          </table:table-cell>
          <table:table-cell table:style-name="ce10" table:formula="of:=[.D4]/[.E4]" office:value-type="float" office:value="1.236521452" calcext:value-type="float">
            <text:p>1.24</text:p>
          </table:table-cell>
          <table:table-cell table:style-name="ce10" table:formula="of:=[.D4]/[.F4]" office:value-type="float" office:value="1.298522492" calcext:value-type="float">
            <text:p>1.30</text:p>
          </table:table-cell>
          <table:table-cell table:style-name="ce10" table:formula="of:=[.D4]/[.G4]" office:value-type="float" office:value="124651.6667" calcext:value-type="float">
            <text:p>124651.67</text:p>
          </table:table-cell>
          <table:table-cell table:style-name="ce10" office:value-type="float" office:value="1" calcext:value-type="float">
            <office:annotation draw:style-name="gr4" draw:text-style-name="P3" svg:width="240.38pt" svg:height="32.51pt" svg:x="560.35pt" svg:y="79pt" draw:caption-point-x="-11.54pt" draw:caption-point-y="-18.74pt">
              <dc:date>2021-11-24T00:00:00</dc:date>
              <text:p text:style-name="P2">Type formula here to calculate the speedup relative to the serial version</text:p>
            </office:annotation>
            <text:p>1.00</text:p>
          </table:table-cell>
          <table:table-cell table:style-name="ce10" table:formula="of:=[.H4]/[.I4]" office:value-type="float" office:value="1.8077452" calcext:value-type="float">
            <text:p>1.81</text:p>
          </table:table-cell>
          <table:table-cell table:style-name="ce10" table:formula="of:=[.H4]/[.J4]" office:value-type="float" office:value="2.396969069" calcext:value-type="float">
            <text:p>2.40</text:p>
          </table:table-cell>
          <table:table-cell table:style-name="ce10" table:formula="of:=[.H4]/[.K4]" office:value-type="float" office:value="2.919747046" calcext:value-type="float">
            <text:p>2.92</text:p>
          </table:table-cell>
          <table:table-cell table:style-name="ce10" table:formula="of:=[.H4]/[.L4]" office:value-type="float" office:value="3.432117962" calcext:value-type="float">
            <text:p>3.43</text:p>
          </table:table-cell>
          <table:table-cell table:style-name="ce10" table:formula="of:=[.H4]/[.M4]" office:value-type="float" office:value="7.610744731" calcext:value-type="float">
            <text:p>7.61</text:p>
          </table:table-cell>
          <table:table-cell table:style-name="ce3" table:number-columns-repeated="12"/>
          <table:table-cell table:number-columns-repeated="999"/>
        </table:table-row>
        <table:table-row table:style-name="ro1">
          <table:table-cell table:style-name="ce2" office:value-type="float" office:value="1000" calcext:value-type="float">
            <office:annotation draw:style-name="gr2" draw:text-style-name="P3" svg:width="233.15pt" svg:height="32.51pt" svg:x="148.93pt" svg:y="94pt" draw:caption-point-x="-11.54pt" draw:caption-point-y="-18.74pt">
              <dc:date>2021-11-24T00:00:00</dc:date>
              <text:p text:style-name="P2">Type here the input size of the test case used to measure performance.</text:p>
            </office:annotation>
            <text:p>1,000</text:p>
          </table:table-cell>
          <table:table-cell table:style-name="ce6" office:value-type="string" calcext:value-type="string">
            <text:p>Efficiency</text:p>
          </table:table-cell>
          <table:table-cell table:number-columns-repeated="2" table:style-name="ce10" office:value-type="float" office:value="0" calcext:value-type="float">
            <text:p>0.00</text:p>
          </table:table-cell>
          <table:table-cell table:style-name="ce10" table:formula="of:=[.D4]/([.E4]*[.E3])" office:value-type="float" office:value="0.1545651814" calcext:value-type="float">
            <text:p>0.15</text:p>
          </table:table-cell>
          <table:table-cell table:style-name="ce10" table:formula="of:=[.D4]/([.F4]*[.F3])" office:value-type="float" office:value="0.1623153116" calcext:value-type="float">
            <text:p>0.16</text:p>
          </table:table-cell>
          <table:table-cell table:style-name="ce10" table:formula="of:=[.D4]/([.G4]*[.G3])" office:value-type="float" office:value="15581.45833" calcext:value-type="float">
            <text:p>15581.46</text:p>
          </table:table-cell>
          <table:table-cell table:style-name="ce10" office:value-type="float" office:value="0" calcext:value-type="float">
            <text:p>0.00</text:p>
          </table:table-cell>
          <table:table-cell table:style-name="ce10" table:formula="of:=[.H4]/([.I4]*[.I3])" office:value-type="float" office:value="0.4519363" calcext:value-type="float">
            <text:p>0.45</text:p>
          </table:table-cell>
          <table:table-cell table:style-name="ce10" table:formula="of:=[.H4]/([.J4]*[.J3])" office:value-type="float" office:value="0.2996211337" calcext:value-type="float">
            <text:p>0.30</text:p>
          </table:table-cell>
          <table:table-cell table:style-name="ce10" table:formula="of:=[.H4]/([.K4]*[.K3])" office:value-type="float" office:value="0.1824841904" calcext:value-type="float">
            <text:p>0.18</text:p>
          </table:table-cell>
          <table:table-cell table:style-name="ce10" table:formula="of:=[.H4]/([.L4]*[.L3])" office:value-type="float" office:value="0.1072536863" calcext:value-type="float">
            <text:p>0.11</text:p>
          </table:table-cell>
          <table:table-cell table:style-name="ce10" table:formula="of:=[.H4]/([.M4]*[.M3])" office:value-type="float" office:value="0.007610744731" calcext:value-type="float">
            <text:p>0.01</text:p>
          </table:table-cell>
          <table:table-cell table:style-name="ce3" table:number-columns-repeated="12"/>
          <table:table-cell table:number-columns-repeated="999"/>
        </table:table-row>
        <table:table-row table:style-name="ro1">
          <table:table-cell table:style-name="ce3">
            <draw:frame table:end-cell-address="Tareas.G26" table:end-x="22.93pt" table:end-y="2.24pt" draw:z-index="0" draw:name="Chart 1" draw:style-name="gr1" draw:text-style-name="P1" svg:width="449.97pt" svg:height="278.22pt" svg:x="0pt" svg:y="12.76pt">
              <draw:object draw:notify-on-update-of-ranges="Tareas.D2:Tareas.G2 Tareas.D5:Tareas.G5 Tareas.D6:Tareas.G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3" table:number-columns-repeated="5"/>
          <table:table-cell table:style-name="ce3">
            <draw:frame table:end-cell-address="Tareas.O26" table:end-x="13.97pt" table:end-y="2.24pt" draw:z-index="1" draw:name="Chart 2" draw:style-name="gr1" draw:text-style-name="P1" svg:width="449.97pt" svg:height="278.22pt" svg:x="41.24pt" svg:y="12.76pt">
              <draw:object draw:notify-on-update-of-ranges="Tareas.H2:Tareas.M2 Tareas.H6:Tareas.M6 Tareas.H5:Tareas.M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3" table:number-columns-repeated="18"/>
          <table:table-cell table:number-columns-repeated="999"/>
        </table:table-row>
        <table:table-row table:style-name="ro1" table:number-rows-repeated="4">
          <table:table-cell table:style-name="ce3" table:number-columns-repeated="25"/>
          <table:table-cell table:number-columns-repeated="999"/>
        </table:table-row>
        <table:table-row table:style-name="ro1">
          <table:table-cell table:style-name="ce3" table:number-columns-repeated="6"/>
          <table:table-cell/>
          <table:table-cell table:style-name="ce3" table:number-columns-repeated="18"/>
          <table:table-cell table:number-columns-repeated="999"/>
        </table:table-row>
        <table:table-row table:style-name="ro1">
          <table:table-cell table:style-name="ce3" table:number-columns-repeated="25"/>
          <table:table-cell table:number-columns-repeated="999"/>
        </table:table-row>
        <table:table-row table:style-name="ro1" table:number-rows-repeated="7">
          <table:table-cell table:style-name="ce3" table:number-columns-repeated="25"/>
          <table:table-cell table:number-columns-repeated="999"/>
        </table:table-row>
        <table:table-row table:style-name="ro2" table:number-rows-repeated="980">
          <table:table-cell table:style-name="ce3" table:number-columns-repeated="25"/>
          <table:table-cell table:number-columns-repeated="999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4" loext:min-decimal-places="4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name-asian="Linux Libertine G" style:font-family-asian="'Linux Libertine G'" style:font-family-generic-asian="system" style:font-pitch-asian="variable" style:font-size-asian="12pt" style:font-name-complex="Arial" style:font-family-complex="Arial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0pt" fo:margin-bottom="0pt" fo:margin-left="18pt" fo:margin-right="18pt" style:print-page-order="ttb" style:first-page-number="continue" loext:scale-to-X="1" loext:scale-to-Y="1" style:table-centering="both" style:writing-mode="lr-tb" style:print="charts drawings objects zero-values"/>
      <style:header-style>
        <style:header-footer-properties fo:min-height="54pt" fo:margin-left="0pt" fo:margin-right="0pt" fo:margin-bottom="42.01pt"/>
      </style:header-style>
      <style:footer-style>
        <style:header-footer-properties fo:min-height="54pt" fo:margin-left="0pt" fo:margin-right="0pt" fo:margin-top="42.0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reas" style:display-name="PageStyle_Tareas" style:page-layout-name="Mpm3">
      <style:header/>
      <style:header-left style:display="false"/>
      <style:footer>
        <style:region-center>
          <text:p><text:span text:style-name="MT1">Page </text:span></text:p>
        </style:region-center>
        <style:region-right>
          <text:p><text:span text:style-name="MT1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0" meta:object-count="2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Calibri" fo:font-size="10pt" style:font-family-asian="Calibri" style:font-size-asian="10pt" style:font-family-complex="Calibri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10" style:family="chart" style:data-style-name="N11">
      <style:chart-properties chart:symbol-type="named-symbol" chart:symbol-name="circle" chart:symbol-width="0.353cm" chart:symbol-height="0.353cm" chart:link-data-style-to-source="false" chart:data-label-number="value" chart:data-label-text="false" chart:data-label-symbol="false" chart:label-position="right">
        <chart:label-separator>
          <text:p>; </text:p>
        </chart:label-separator>
      </style:chart-properties>
      <style:graphic-properties svg:stroke-width="0.053cm" svg:stroke-color="#4f81bd" draw:fill-color="#4f81bd" fo:wrap-option="wrap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11" style:family="chart" style:data-style-name="N11">
      <style:chart-properties chart:symbol-type="named-symbol" chart:symbol-name="circle" chart:symbol-width="0.353cm" chart:symbol-height="0.353cm" chart:link-data-style-to-source="false" chart:data-label-number="value" chart:data-label-text="false" chart:data-label-symbol="false" chart:label-position="right">
        <chart:label-separator>
          <text:p>; </text:p>
        </chart:label-separator>
      </style:chart-properties>
      <style:graphic-properties svg:stroke-width="0.053cm" svg:stroke-color="#c0504d" draw:fill-color="#c0504d" fo:wrap-option="wrap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3.261cm" svg:y="4.413cm" style:legend-expansion="high" chart:style-name="ch2"/>
        <chart:plot-area chart:style-name="ch3" table:cell-range-address="Tareas.D2:Tareas.G2 Tareas.D5:Tareas.G6" chart:data-source-has-labels="both" svg:x="1.324cm" svg:y="0.196cm" svg:width="10.746cm" svg:height="9.424cm">
          <chartooo:coordinate-region svg:x="2.351cm" svg:y="0.369cm" svg:width="8.506cm" svg:height="8.807cm"/>
          <chart:axis chart:dimension="x" chart:name="primary-x" chart:style-name="ch4" chartooo:axis-type="text">
            <chart:categories table:cell-range-address="Tareas.D2:Tareas.G2"/>
          </chart:axis>
          <chart:axis chart:dimension="x" chart:name="secondary-x" chart:style-name="ch5"/>
          <chart:axis chart:dimension="y" chart:name="primary-y" chart:style-name="ch6">
            <chart:title svg:x="0.451cm" svg:y="5.581cm" chart:style-name="ch7">
              <text:p>Speedup</text:p>
            </chart:title>
            <chart:grid chart:style-name="ch8" chart:class="major"/>
          </chart:axis>
          <chart:axis chart:dimension="y" chart:name="secondary-y" chart:style-name="ch9">
            <chart:title svg:x="12.387cm" svg:y="5.607cm" chart:style-name="ch7">
              <text:p>Efficiency</text:p>
            </chart:title>
          </chart:axis>
          <chart:series chart:attached-axis="primary-y" chart:style-name="ch10" chart:values-cell-range-address="Tareas.D5:Tareas.G5" loext:label-string="&quot;SpeedUp&quot;" chart:class="chart:line">
            <chart:data-point chart:repeated="4"/>
          </chart:series>
          <chart:series chart:attached-axis="secondary-y" chart:style-name="ch11" chart:values-cell-range-address="Tareas.D6:Tareas.G6" loext:label-string="&quot;Efficiency&quot;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</table:table-cell>
              <table:table-cell office:value-type="string">
                <text:p>Efficiency</text:p>
              </table:table-cell>
            </table:table-row>
          </table:table-header-rows>
          <table:table-rows>
            <table:table-row>
              <table:table-cell office:value-type="string">
                <text:p>tarea01</text:p>
                <draw:g>
                  <svg:desc>Tareas.D2:Tareas.G2</svg:desc>
                </draw:g>
              </table:table-cell>
              <table:table-cell office:value-type="float" office:value="1">
                <text:p>1</text:p>
                <draw:g>
                  <svg:desc>Tareas.D5:Tareas.G5</svg:desc>
                </draw:g>
              </table:table-cell>
              <table:table-cell office:value-type="float" office:value="0">
                <text:p>0</text:p>
                <draw:g>
                  <svg:desc>Tareas.D6:Tareas.G6</svg:desc>
                </draw:g>
              </table:table-cell>
            </table:table-row>
            <table:table-row>
              <table:table-cell office:value-type="string">
                <text:p>tarea02</text:p>
              </table:table-cell>
              <table:table-cell office:value-type="float" office:value="1.236521452">
                <text:p>1.236521452</text:p>
              </table:table-cell>
              <table:table-cell office:value-type="float" office:value="0.1545651814">
                <text:p>0.1545651814</text:p>
              </table:table-cell>
            </table:table-row>
            <table:table-row>
              <table:table-cell office:value-type="string">
                <text:p>optim01</text:p>
              </table:table-cell>
              <table:table-cell office:value-type="float" office:value="1.298522492">
                <text:p>1.298522492</text:p>
              </table:table-cell>
              <table:table-cell office:value-type="float" office:value="0.1623153116">
                <text:p>0.1623153116</text:p>
              </table:table-cell>
            </table:table-row>
            <table:table-row>
              <table:table-cell office:value-type="string">
                <text:p>optim02</text:p>
              </table:table-cell>
              <table:table-cell office:value-type="float" office:value="124651.6667">
                <text:p>124651.6667</text:p>
              </table:table-cell>
              <table:table-cell office:value-type="float" office:value="15581.45833">
                <text:p>15581.458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Calibri" fo:font-size="10pt" style:font-family-asian="Calibri" style:font-size-asian="10pt" style:font-family-complex="Calibri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10" style:family="chart" style:data-style-name="N11">
      <style:chart-properties chart:symbol-type="named-symbol" chart:symbol-name="circle" chart:symbol-width="0.353cm" chart:symbol-height="0.353cm" chart:link-data-style-to-source="false" chart:data-label-number="value" chart:data-label-text="false" chart:data-label-symbol="false" chart:label-position="right">
        <chart:label-separator>
          <text:p>; </text:p>
        </chart:label-separator>
      </style:chart-properties>
      <style:graphic-properties svg:stroke-width="0.053cm" svg:stroke-color="#c0504d" draw:fill-color="#c0504d" fo:wrap-option="wrap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11" style:family="chart" style:data-style-name="N11">
      <style:chart-properties chart:symbol-type="named-symbol" chart:symbol-name="circle" chart:symbol-width="0.353cm" chart:symbol-height="0.353cm" chart:link-data-style-to-source="false" chart:data-label-number="value" chart:data-label-text="false" chart:data-label-symbol="false" chart:label-position="right">
        <chart:label-separator>
          <text:p>; </text:p>
        </chart:label-separator>
      </style:chart-properties>
      <style:graphic-properties svg:stroke-width="0.053cm" svg:stroke-color="#4f81bd" draw:fill-color="#4f81bd" fo:wrap-option="wrap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3.261cm" svg:y="4.413cm" style:legend-expansion="high" chart:style-name="ch2"/>
        <chart:plot-area chart:style-name="ch3" table:cell-range-address="Tareas.H2:Tareas.M2 Tareas.H5:Tareas.M6" chart:data-source-has-labels="both" svg:x="1.324cm" svg:y="0.196cm" svg:width="10.746cm" svg:height="9.424cm">
          <chartooo:coordinate-region svg:x="2.06cm" svg:y="0.369cm" svg:width="9.723cm" svg:height="8.807cm"/>
          <chart:axis chart:dimension="x" chart:name="primary-x" chart:style-name="ch4" chartooo:axis-type="text">
            <chart:categories table:cell-range-address="Tareas.H2:Tareas.M2"/>
          </chart:axis>
          <chart:axis chart:dimension="x" chart:name="secondary-x" chart:style-name="ch5"/>
          <chart:axis chart:dimension="y" chart:name="primary-y" chart:style-name="ch6">
            <chart:title svg:x="0.451cm" svg:y="5.581cm" chart:style-name="ch7">
              <text:p>Speedup</text:p>
            </chart:title>
            <chart:grid chart:style-name="ch8" chart:class="major"/>
          </chart:axis>
          <chart:axis chart:dimension="y" chart:name="secondary-y" chart:style-name="ch9">
            <chart:title svg:x="12.387cm" svg:y="5.607cm" chart:style-name="ch7">
              <text:p>Efficiency</text:p>
            </chart:title>
          </chart:axis>
          <chart:series chart:attached-axis="primary-y" chart:style-name="ch10" chart:values-cell-range-address="Tareas.H6:Tareas.M6" loext:label-string="&quot;Efficiency&quot;" chart:class="chart:line">
            <chart:data-point chart:repeated="6"/>
          </chart:series>
          <chart:series chart:attached-axis="secondary-y" chart:style-name="ch11" chart:values-cell-range-address="Tareas.H5:Tareas.M5" loext:label-string="&quot;SpeedUp&quot;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iciency</text:p>
              </table:table-cell>
              <table:table-cell office:value-type="string">
                <text:p>SpeedUp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Tareas.H2:Tareas.M2</svg:desc>
                </draw:g>
              </table:table-cell>
              <table:table-cell office:value-type="float" office:value="0">
                <text:p>0</text:p>
                <draw:g>
                  <svg:desc>Tareas.H6:Tareas.M6</svg:desc>
                </draw:g>
              </table:table-cell>
              <table:table-cell office:value-type="float" office:value="1">
                <text:p>1</text:p>
                <draw:g>
                  <svg:desc>Tareas.H5:Tareas.M5</svg:desc>
                </draw:g>
              </table:table-cell>
            </table:table-row>
            <table:table-row>
              <table:table-cell office:value-type="string">
                <text:p>.5C</text:p>
              </table:table-cell>
              <table:table-cell office:value-type="float" office:value="0.4519363">
                <text:p>0.4519363</text:p>
              </table:table-cell>
              <table:table-cell office:value-type="float" office:value="1.8077452">
                <text:p>1.8077452</text:p>
              </table:table-cell>
            </table:table-row>
            <table:table-row>
              <table:table-cell office:value-type="string">
                <text:p>1C</text:p>
              </table:table-cell>
              <table:table-cell office:value-type="float" office:value="0.2996211337">
                <text:p>0.2996211337</text:p>
              </table:table-cell>
              <table:table-cell office:value-type="float" office:value="2.396969069">
                <text:p>2.396969069</text:p>
              </table:table-cell>
            </table:table-row>
            <table:table-row>
              <table:table-cell office:value-type="string">
                <text:p>2C</text:p>
              </table:table-cell>
              <table:table-cell office:value-type="float" office:value="0.1824841904">
                <text:p>0.1824841904</text:p>
              </table:table-cell>
              <table:table-cell office:value-type="float" office:value="2.919747046">
                <text:p>2.919747046</text:p>
              </table:table-cell>
            </table:table-row>
            <table:table-row>
              <table:table-cell office:value-type="string">
                <text:p>4C</text:p>
              </table:table-cell>
              <table:table-cell office:value-type="float" office:value="0.1072536863">
                <text:p>0.1072536863</text:p>
              </table:table-cell>
              <table:table-cell office:value-type="float" office:value="3.432117962">
                <text:p>3.432117962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0.007610744731">
                <text:p>0.007610744731</text:p>
              </table:table-cell>
              <table:table-cell office:value-type="float" office:value="7.610744731">
                <text:p>7.6107447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